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12529" draw:fill-color="#e9ecef" draw:textarea-horizontal-align="justify" draw:textarea-vertical-align="middle" draw:auto-grow-height="false" fo:min-height="7.053cm" fo:min-width="6.167cm"/>
      <style:paragraph-properties style:writing-mode="lr-tb"/>
    </style:style>
    <style:style style:name="gr2" style:family="graphic" style:parent-style-name="standard">
      <style:graphic-properties svg:stroke-color="#212529" draw:fill-color="#e9ecef" draw:textarea-horizontal-align="justify" draw:textarea-vertical-align="middle" draw:auto-grow-height="false" fo:min-height="3.56cm" fo:min-width="4.25cm"/>
      <style:paragraph-properties style:writing-mode="lr-tb"/>
    </style:style>
    <style:style style:name="gr3" style:family="graphic" style:parent-style-name="standard">
      <style:graphic-properties svg:stroke-color="#212529" draw:fill-color="#e9ecef" draw:textarea-horizontal-align="justify" draw:textarea-vertical-align="middle" draw:auto-grow-height="false" fo:min-height="2.608cm" fo:min-width="4.595cm"/>
      <style:paragraph-properties style:writing-mode="lr-tb"/>
    </style:style>
    <style:style style:name="gr4" style:family="graphic" style:parent-style-name="objectwithoutfill">
      <style:graphic-properties svg:stroke-color="#f03e3e" draw:fill="none" draw:fill-color="#212529" draw:textarea-vertical-align="middle"/>
      <style:paragraph-properties style:writing-mode="lr-tb"/>
    </style:style>
    <style:style style:name="gr5" style:family="graphic" style:parent-style-name="objectwithoutfill">
      <style:graphic-properties svg:stroke-color="#212529" draw:fill="none" draw:textarea-vertical-align="middle"/>
      <style:paragraph-properties style:writing-mode="lr-tb"/>
    </style:style>
    <style:style style:name="gr6" style:family="graphic" style:parent-style-name="standard">
      <style:graphic-properties svg:stroke-color="#212529" draw:fill-color="#e9ecef" draw:textarea-horizontal-align="justify" draw:textarea-vertical-align="middle" draw:auto-grow-height="false" fo:min-height="2.607cm" fo:min-width="6.167cm"/>
      <style:paragraph-properties style:writing-mode="lr-tb"/>
    </style:style>
    <style:style style:name="gr7" style:family="graphic" style:parent-style-name="objectwithoutfill">
      <style:graphic-properties svg:stroke-color="#212529" draw:fill="none" draw:fill-color="#212529" draw:textarea-vertical-align="middle"/>
      <style:paragraph-properties style:writing-mode="lr-tb"/>
    </style:style>
    <style:style style:name="gr8" style:family="graphic" style:parent-style-name="objectwithoutfill">
      <style:graphic-properties svg:stroke-color="#f03e3e" draw:fill="none" draw:textarea-vertical-align="middle"/>
    </style:style>
    <style:style style:name="gr9" style:family="graphic" style:parent-style-name="objectwithoutfill">
      <style:graphic-properties svg:stroke-color="#212529" draw:fill="none" draw:textarea-vertical-align="middle"/>
    </style:style>
    <style:style style:name="gr10" style:family="graphic" style:parent-style-name="standard">
      <style:graphic-properties svg:stroke-color="#212529" draw:fill-color="#e9ecef" draw:textarea-horizontal-align="justify" draw:textarea-vertical-align="middle" draw:auto-grow-height="false" fo:min-height="2.607cm" fo:min-width="2.675cm"/>
      <style:paragraph-properties style:writing-mode="lr-tb"/>
    </style:style>
    <style:style style:name="gr11" style:family="graphic" style:parent-style-name="objectwithoutfill">
      <style:graphic-properties svg:stroke-color="#212529" draw:fill="none" draw:fill-color="#dee2e6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9ecef"/>
      <style:paragraph-properties fo:text-align="center"/>
    </style:style>
    <style:style style:name="P3" style:family="paragraph">
      <loext:graphic-properties draw:fill="none" draw:fill-color="#2125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dee2e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7cm" svg:height="7.303cm" draw:transform="skewX (0.00977384381116824) translate (20.685cm 12.429cm)">
          <text:p text:style-name="P1">ESP32-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75cm" svg:height="3.81cm" draw:transform="skewX (0.00977384381116824) translate (2.545cm 4.175cm)">
          <text:p text:style-name="P1">US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095cm" svg:height="2.858cm" draw:transform="skewX (0.00977384381116825) translate (12.027cm 4.175cm)">
          <text:p text:style-name="P1">LD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279cm" svg:y1="4.81cm" svg:x2="12.042cm" svg:y2="4.81cm">
          <text:p text:style-name="P1">5V</text:p>
        </draw:line>
        <draw:line draw:style-name="gr4" draw:text-style-name="P3" draw:layer="layout" svg:x1="17.122cm" svg:y1="4.81cm" svg:x2="35.537cm" svg:y2="4.81cm">
          <text:p text:style-name="P1">3V3</text:p>
        </draw:line>
        <draw:line draw:style-name="gr5" draw:text-style-name="P4" draw:layer="layout" svg:x1="7.35cm" svg:y1="7.35cm" svg:x2="10.525cm" svg:y2="7.35cm">
          <text:p text:style-name="P1">Rx/Tx</text:p>
        </draw:line>
        <draw:custom-shape draw:style-name="gr1" draw:text-style-name="P2" draw:layer="layout" svg:width="6.667cm" svg:height="7.303cm" draw:transform="skewX (0.00977384381116824) translate (32.115cm 12.429cm)">
          <text:p text:style-name="P1">Pulse Sensor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6.667cm" svg:height="2.857cm" draw:transform="skewX (0.00977384381116824) translate (32.045cm 20.685cm)">
          <text:p text:style-name="P1">OLED displ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7.282cm" svg:y1="15.922cm" svg:x2="32.044cm" svg:y2="15.922cm">
          <text:p text:style-name="P1">I2C</text:p>
        </draw:line>
        <draw:line draw:style-name="gr8" draw:text-style-name="P4" draw:layer="layout" svg:x1="35.537cm" svg:y1="4.81cm" svg:x2="35.537cm" svg:y2="12.43cm">
          <text:p/>
        </draw:line>
        <draw:line draw:style-name="gr8" draw:text-style-name="P4" draw:layer="layout" svg:x1="24.107cm" svg:y1="4.81cm" svg:x2="24.107cm" svg:y2="12.43cm">
          <text:p/>
        </draw:line>
        <draw:line draw:style-name="gr9" draw:text-style-name="P4" draw:layer="layout" svg:x1="30.457cm" svg:y1="15.922cm" svg:x2="30.457cm" svg:y2="21.955cm">
          <text:p/>
        </draw:line>
        <draw:line draw:style-name="gr9" draw:text-style-name="P4" draw:layer="layout" svg:x1="30.457cm" svg:y1="21.955cm" svg:x2="32.044cm" svg:y2="21.955cm">
          <text:p/>
        </draw:line>
        <draw:custom-shape draw:style-name="gr6" draw:text-style-name="P2" draw:layer="layout" svg:width="6.667cm" svg:height="2.857cm" draw:transform="skewX (0.00977384381116824) translate (20.642cm 20.685cm)">
          <text:p text:style-name="P1">LED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4.107cm" svg:y1="19.732cm" svg:x2="24.107cm" svg:y2="20.685cm">
          <text:p/>
        </draw:line>
        <draw:line draw:style-name="gr9" draw:text-style-name="P4" draw:layer="layout" svg:x1="10.525cm" svg:y1="7.35cm" svg:x2="10.454cm" svg:y2="15.287cm">
          <text:p/>
        </draw:line>
        <draw:line draw:style-name="gr5" draw:text-style-name="P4" draw:layer="layout" svg:x1="10.454cm" svg:y1="15.287cm" svg:x2="20.614cm" svg:y2="15.287cm">
          <text:p text:style-name="P1">USB</text:p>
        </draw:line>
        <draw:custom-shape draw:style-name="gr10" draw:text-style-name="P2" draw:layer="layout" svg:width="3.175cm" svg:height="2.857cm" svg:x="16.487cm" svg:y="20.685cm">
          <text:p text:style-name="P1">BOOT / RST Buttons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8.074cm" svg:y1="20.685cm" svg:x2="18.074cm" svg:y2="18.145cm">
          <text:p/>
        </draw:line>
        <draw:line draw:style-name="gr11" draw:text-style-name="P5" draw:layer="layout" svg:x1="18.074cm" svg:y1="18.145cm" svg:x2="20.614cm" svg:y2="18.1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9:43:24.220923251</meta:creation-date>
    <dc:title>A3_Landscape</dc:title>
    <meta:editing-duration>PT47M51S</meta:editing-duration>
    <meta:editing-cycles>6</meta:editing-cycles>
    <meta:generator>LibreOffice/7.4.3.2$Linux_X86_64 LibreOffice_project/40$Build-2</meta:generator>
    <dc:date>2023-05-01T10:31:17.934978351</dc:date>
    <meta:document-statistic meta:object-count="20"/>
    <meta:template xlink:type="simple" xlink:actuate="onRequest" xlink:title="A3_Landscape" xlink:href="../../../../../../../Templates/A3_Landscape.otg" meta:date="2023-05-01T09:43:23.639506543"/>
  </office:meta>
</office:document-meta>
</file>